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="Arrow" draw:marker-start-width="0.127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draw:stroke-dash="Fine_20_Dashed" svg:stroke-width="0.025cm" svg:stroke-color="#000000" draw:marker-start-width="0.237cm" draw:marker-end-width="0.237cm" draw:fill="none" draw:fill-color="#ffffff" fo:min-height="0.635cm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00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961cm" fo:min-width="2.5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237cm" draw:marker-end-width="0.237cm" draw:fill="solid" draw:fill-color="#00ff00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237cm" draw:marker-end-width="0.237cm" draw:fill="solid" draw:fill-color="#00ff00" draw:textarea-horizontal-align="justify" draw:textarea-vertical-align="middle" draw:auto-grow-height="false" fo:padding-top="0.137cm" fo:padding-bottom="0.137cm" fo:padding-left="0.262cm" fo:padding-right="0.262cm" fo:wrap-option="wrap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25cm" svg:stroke-color="#000000" draw:marker-start-width="0.085cm" draw:marker-start-center="false" draw:marker-end-width="0.08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25cm" svg:stroke-color="#000000" draw:marker-start-width="0.085cm" draw:marker-start-center="false" draw:marker-end-width="0.085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25cm" svg:stroke-color="#000000" draw:marker-start-width="0.085cm" draw:marker-start-center="false" draw:marker-end-width="0.085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25cm" svg:stroke-color="#000000" draw:marker-start-width="0.085cm" draw:marker-start-center="false" draw:marker-end-width="0.085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25cm" svg:stroke-color="#000000" draw:marker-start-width="0.085cm" draw:marker-start-center="false" draw:marker-end-width="0.085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25cm" svg:stroke-color="#000000" draw:marker-start="Arrow" draw:marker-start-width="0.085cm" draw:marker-start-center="false" draw:marker-end="Arrow" draw:marker-end-width="0.08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8" style:family="graphic" style:parent-style-name="standard" style:list-style-name="L1">
      <style:graphic-properties draw:stroke="solid" draw:stroke-dash="Dash_20_2" svg:stroke-width="0.025cm" svg:stroke-color="#000000" draw:marker-start="Arrow" draw:marker-start-width="0.127cm" draw:marker-start-center="false" draw:marker-end="Arrow" draw:marker-end-width="0.127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9" style:family="graphic" style:parent-style-name="standard" style:list-style-name="L1">
      <style:graphic-properties draw:stroke="solid" draw:stroke-dash="Dash_20_2" svg:stroke-width="0.025cm" svg:stroke-color="#000000" draw:marker-start="Arrow" draw:marker-start-width="0.127cm" draw:marker-start-center="false" draw:marker-end="Arrow" draw:marker-end-width="0.127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0" style:family="graphic" style:parent-style-name="standard" style:list-style-name="L1">
      <style:graphic-properties draw:stroke="solid" draw:stroke-dash="Dash_20_2" svg:stroke-width="0.025cm" svg:stroke-color="#000000" draw:marker-start="Arrow" draw:marker-start-width="0.127cm" draw:marker-start-center="false" draw:marker-end="Arrow" draw:marker-end-width="0.127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1" style:family="graphic" style:parent-style-name="standard" style:list-style-name="L1">
      <style:graphic-properties draw:stroke="solid" draw:stroke-dash="Dash_20_2" svg:stroke-width="0.025cm" svg:stroke-color="#000000" draw:marker-start="Arrow" draw:marker-start-width="0.127cm" draw:marker-start-center="false" draw:marker-end="Arrow" draw:marker-end-width="0.127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Helvetica" style:font-family-generic="swiss"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Helvetica" style:font-family-generic="swis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style:use-window-font-color="true" fo:font-family="Helvetica" style:font-family-generic="swiss" fo:font-size="10pt" style:font-size-asian="10pt" style:font-size-complex="10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Helvetica" style:font-family-generic="swis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4.285cm" svg:y1="13.205cm" svg:x2="14.285cm" svg:y2="13.915cm" draw:start-shape="id1" draw:start-glue-point="2" draw:end-shape="id2" draw:end-glue-point="0" svg:d="m14285 13205v710">
          <text:p/>
        </draw:connector>
        <draw:line draw:style-name="gr2" draw:text-style-name="P1" draw:layer="layout" svg:x1="6.03cm" svg:y1="22.575cm" svg:x2="22.54cm" svg:y2="22.575cm">
          <text:p/>
        </draw:line>
        <draw:frame draw:style-name="gr3" draw:text-style-name="P2" draw:layer="layout" svg:width="1.671cm" svg:height="0.885cm" svg:x="5.805cm" svg:y="21.905cm">
          <draw:text-box>
            <text:p><text:span text:style-name="T1">SW</text:span></text:p>
          </draw:text-box>
        </draw:frame>
        <draw:frame draw:style-name="gr3" draw:text-style-name="P2" draw:layer="layout" svg:width="1.671cm" svg:height="0.885cm" svg:x="5.806cm" svg:y="22.605cm">
          <draw:text-box>
            <text:p><text:span text:style-name="T1">HW</text:span></text:p>
          </draw:text-box>
        </draw:frame>
        <draw:custom-shape draw:style-name="gr4" draw:text-style-name="P1" draw:id="id1" draw:layer="layout" svg:width="16.51cm" svg:height="1.69cm" svg:x="6.03cm" svg:y="11.51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3.898cm" svg:y1="23.841cm" svg:x2="13.897cm" svg:y2="22.091cm" svg:d="m13898 23841v-875h-1v-875">
          <text:p/>
        </draw:connector>
        <draw:connector draw:style-name="gr1" draw:text-style-name="P1" draw:layer="layout" svg:x1="20.999cm" svg:y1="23.841cm" svg:x2="20.998cm" svg:y2="22.091cm" svg:d="m20999 23841v-875h-1v-875">
          <text:p/>
        </draw:connector>
        <draw:g draw:id="id2">
          <draw:g>
            <draw:custom-shape draw:style-name="gr5" draw:text-style-name="P4" draw:layer="layout" svg:width="16.51cm" svg:height="8.14cm" svg:x="6.03cm" svg:y="13.915cm"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5" draw:layer="layout" svg:width="2.435cm" svg:height="1.211cm" draw:transform="rotate (1.5707963267946) translate (6.137cm 18.606cm)">
              <draw:text-box>
                <text:p text:style-name="P3"><text:span text:style-name="T3">EPOS</text:span></text:p>
              </draw:text-box>
            </draw:frame>
          </draw:g>
          <draw:custom-shape draw:style-name="gr7" draw:text-style-name="P1" draw:id="id4" draw:layer="layout" svg:width="14.373cm" svg:height="2.829cm" svg:x="7.23cm" svg:y="18.845cm">
            <text:p text:style-name="P1"><text:span text:style-name="T1">Hardware mediators</text:span>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.54cm" svg:height="1.355cm" svg:x="7.808cm" svg:y="20.115cm">
            <text:p text:style-name="P1"><text:span text:style-name="T1">ARM7 CP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2.54cm" svg:height="1.355cm" svg:x="14.683cm" svg:y="20.115cm">
            <text:p text:style-name="P1"><text:span text:style-name="T1">IEEE 802.15.4 Rad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.54cm" svg:height="1.355cm" svg:x="11.173cm" svg:y="20.115cm">
            <text:p text:style-name="P1"><text:span text:style-name="T1">MC13224V</text:span></text:p>
            <text:p text:style-name="P1"><text:span text:style-name="T1">MC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5" draw:layer="layout" svg:width="3.117cm" svg:height="2.464cm" svg:x="18.053cm" svg:y="19.015cm">
              <text:p text:style-name="P3"><text:span text:style-name="T3">Sensor / Act.</text:span></text:p>
              <text:p text:style-name="P3"><text:span text:style-name="T3"/></text:p>
              <text:p text:style-name="P3"><text:span text:style-name="T3"/></text:p>
              <text:p text:style-name="P3"><text:span text:style-name="T3"/></text:p>
              <text:p text:style-name="P3"><text:span text:style-name="T3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5" draw:layer="layout" svg:width="2.54cm" svg:height="0.635cm" svg:x="18.32cm" svg:y="19.85cm">
              <text:p text:style-name="P3"><text:span text:style-name="T3">Sensor X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5" draw:layer="layout" svg:width="2.54cm" svg:height="0.635cm" svg:x="18.32cm" svg:y="20.651cm">
              <text:p text:style-name="P3"><text:span text:style-name="T3">Actuator Y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id="id3" draw:layer="layout" svg:width="14.373cm" svg:height="3.899cm" svg:x="7.23cm" svg:y="14.246cm">
            <text:p text:style-name="P3"><text:span text:style-name="T3">System abstraction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2.54cm" svg:height="1.355cm" svg:x="10.325cm" svg:y="16.24cm">
            <text:p text:style-name="P3"><text:span text:style-name="T3">Memo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2.54cm" svg:height="1.355cm" svg:x="13.125cm" svg:y="16.24cm">
            <text:p text:style-name="P3"><text:span text:style-name="T3">Pow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5" draw:layer="layout" svg:width="2.37cm" svg:height="3.292cm" svg:x="18.868cm" svg:y="14.553cm">
            <text:p text:style-name="P3"><text:span text:style-name="T3">Network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svg:x1="14.416cm" svg:y1="18.145cm" svg:x2="14.416cm" svg:y2="18.845cm" draw:start-shape="id3" draw:start-glue-point="2" draw:end-shape="id4" draw:end-glue-point="0" svg:d="m14416 18145v700">
            <text:p/>
          </draw:connector>
          <draw:custom-shape draw:style-name="gr17" draw:text-style-name="P5" draw:layer="layout" svg:width="1.905cm" svg:height="0.635cm" svg:x="19.101cm" svg:y="16.905cm">
            <text:p text:style-name="P3"><text:span text:style-name="T3">C-MA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1.905cm" svg:height="0.635cm" svg:x="19.102cm" svg:y="16.106cm">
            <text:p text:style-name="P3"><text:span text:style-name="T3">I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905cm" svg:height="0.635cm" svg:x="19.103cm" svg:y="15.307cm">
            <text:p text:style-name="P3"><text:span text:style-name="T3">TC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5" draw:layer="layout" svg:width="2.54cm" svg:height="1.355cm" svg:x="16.04cm" svg:y="16.24cm">
            <text:p text:style-name="P3"><text:span text:style-name="T3">Sensors Actuato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5" draw:layer="layout" svg:width="2.54cm" svg:height="1.355cm" svg:x="7.55cm" svg:y="16.24cm">
            <text:p text:style-name="P3"><text:span text:style-name="T3">Proc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6" draw:id="id7" draw:layer="layout" svg:width="7.75cm" svg:height="3.795cm" svg:x="10.41cm" svg:y="23.27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7"><text:span text:style-name="T1"/></text:p>
            <text:p text:style-name="P7"><text:span text:style-name="T1">Processing Module <text:s text:c="2"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id="id8" draw:layer="layout" svg:width="3.175cm" svg:height="3.795cm" svg:x="19.365cm" svg:y="23.27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ensors Modu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.54cm" svg:height="1.016cm" svg:x="19.682cm" svg:y="23.729cm">
            <text:p text:style-name="P1"><text:span text:style-name="T1">Sensor 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id="id9" draw:layer="layout" svg:width="3.175cm" svg:height="3.794cm" svg:x="6.03cm" svg:y="23.276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ower Modu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54cm" svg:height="1.016cm" svg:x="19.682cm" svg:y="24.929cm">
            <text:p text:style-name="P3"><text:span text:style-name="T3">Actuator 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.54cm" svg:height="1.016cm" svg:x="6.347cm" svg:y="23.729cm">
            <text:p text:style-name="P1"><text:span text:style-name="T1">Energy</text:span></text:p>
            <text:p text:style-name="P1"><text:span text:style-name="T1">Source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.54cm" svg:height="1.016cm" svg:x="6.347cm" svg:y="24.929cm">
            <text:p text:style-name="P1"><text:span text:style-name="T1">Energy</text:span></text:p>
            <text:p text:style-name="P1"><text:span text:style-name="T1">Source I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yout" svg:width="3.048cm" svg:height="3.175cm" svg:x="10.907cm" svg:y="23.506cm"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MC13224V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" draw:layer="layout" svg:width="2.54cm" svg:height="1.016cm" svg:x="11.161cm" svg:y="23.729cm">
            <text:p text:style-name="P3"><text:span text:style-name="T3">ARM7</text:span></text:p>
            <text:p text:style-name="P3"><text:span text:style-name="T3">TDMI-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5" draw:id="id5" draw:layer="layout" svg:width="2.54cm" svg:height="1.016cm" svg:x="11.161cm" svg:y="24.929cm">
            <text:p text:style-name="P3"><text:span text:style-name="T3">Rad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" draw:layer="layout" svg:width="2.54cm" svg:height="1.016cm" svg:x="15.208cm" svg:y="23.729cm">
            <text:p text:style-name="P3"><text:span text:style-name="T3">Oscilla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5" draw:id="id6" draw:layer="layout" svg:width="2.54cm" svg:height="1.016cm" svg:x="15.208cm" svg:y="24.929cm">
            <text:p text:style-name="P3"><text:span text:style-name="T3">Antenn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7" draw:text-style-name="P4" draw:layer="layout" svg:x1="13.701cm" svg:y1="25.437cm" svg:x2="15.208cm" svg:y2="25.437cm" draw:start-shape="id5" draw:start-glue-point="1" draw:end-shape="id6" draw:end-glue-point="3" svg:d="m13701 25437h1507">
            <text:p/>
          </draw:connector>
          <draw:connector draw:style-name="gr28" draw:text-style-name="P4" draw:layer="layout" svg:x1="18.16cm" svg:y1="25.172cm" svg:x2="19.365cm" svg:y2="25.172cm" draw:start-shape="id7" draw:start-glue-point="1" draw:end-shape="id8" draw:end-glue-point="3" svg:d="m18160 25172h1205">
            <text:p/>
          </draw:connector>
          <draw:connector draw:style-name="gr29" draw:text-style-name="P4" draw:layer="layout" svg:x1="18.152cm" svg:y1="26.46cm" svg:x2="19.397cm" svg:y2="26.46cm" svg:d="m18152 26460h1245">
            <text:p/>
          </draw:connector>
          <draw:connector draw:style-name="gr30" draw:text-style-name="P4" draw:layer="layout" svg:x1="18.152cm" svg:y1="23.86cm" svg:x2="19.397cm" svg:y2="23.86cm" svg:d="m18152 23860h1245">
            <text:p/>
          </draw:connector>
          <draw:connector draw:style-name="gr31" draw:text-style-name="P4" draw:layer="layout" svg:x1="9.205cm" svg:y1="25.173cm" svg:x2="10.41cm" svg:y2="25.172cm" draw:start-shape="id9" draw:start-glue-point="1" draw:end-shape="id7" draw:end-glue-point="3" svg:d="m9205 25173h603v-1h602">
            <text:p/>
          </draw:connector>
          <draw:frame draw:style-name="gr32" draw:text-style-name="P2" draw:layer="layout" svg:width="1.048cm" svg:height="0.7cm" svg:x="9.283cm" svg:y="24.473cm">
            <draw:text-box>
              <text:p><text:span text:style-name="T1">I2C</text:span></text:p>
            </draw:text-box>
          </draw:frame>
          <draw:frame draw:style-name="gr32" draw:text-style-name="P2" draw:layer="layout" svg:width="1.446cm" svg:height="0.7cm" svg:x="18.083cm" svg:y="24.473cm">
            <draw:text-box>
              <text:p><text:span text:style-name="T1">UART</text:span></text:p>
            </draw:text-box>
          </draw:frame>
          <draw:frame draw:style-name="gr32" draw:text-style-name="P2" draw:layer="layout" svg:width="1.243cm" svg:height="0.7cm" svg:x="18.153cm" svg:y="25.773cm">
            <draw:text-box>
              <text:p><text:span text:style-name="T1">ADC</text:span></text:p>
            </draw:text-box>
          </draw:frame>
          <draw:frame draw:style-name="gr32" draw:text-style-name="P2" draw:layer="layout" svg:width="1.065cm" svg:height="0.7cm" svg:x="18.274cm" svg:y="23.195cm">
            <draw:text-box>
              <text:p><text:span text:style-name="T1">SPI</text:span></text:p>
            </draw:text-box>
          </draw:frame>
          <draw:frame draw:style-name="gr32" draw:text-style-name="P2" draw:layer="layout" svg:width="1.425cm" svg:height="0.7cm" svg:x="13.883cm" svg:y="24.873cm">
            <draw:text-box>
              <text:p><text:span text:style-name="T1">Rx/Tx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1-11T18:07:33</meta:creation-date>
    <dc:date>2011-08-25T14:47:35</dc:date>
    <meta:editing-duration>PT24H20M16S</meta:editing-duration>
    <meta:editing-cycles>24</meta:editing-cycles>
    <meta:generator>OpenOffice.org/3.2$Unix OpenOffice.org_project/320m19$Build-9505</meta:generator>
    <dc:creator>Rodrigo Steiner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